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CB1000023DE44F450F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97389832300830207" text:style-name="L1">
        <text:list-item>
          <text:p text:style-name="P1"><draw:frame draw:style-name="fr1" draw:name="gráficos1" text:anchor-type="paragraph" svg:x="0.176cm" svg:y="3.969cm" svg:width="17cm" svg:height="7.95cm" draw:z-index="0"><draw:image xlink:href="Pictures/2000000700004CB1000023DE44F450FF.svm" xlink:type="simple" xlink:show="embed" xlink:actuate="onLoad"/></draw:frame>Crear una librería: DacPubs</text:p>
        </text:list-item>
        <text:list-item>
          <text:p text:style-name="P1">Usar la base de datos exitente: Pubs</text:p>
        </text:list-item>
        <text:list-item>
          <text:p text:style-name="P1">Implementar EntityFramework para el diseño del siguiente esquema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3 </meta:initial-creator>
    <meta:creation-date>2017-10-19T12:02:05.88</meta:creation-date>
    <meta:document-statistic meta:table-count="0" meta:image-count="1" meta:object-count="0" meta:page-count="1" meta:paragraph-count="3" meta:word-count="20" meta:character-count="129"/>
    <dc:date>2017-10-19T12:07:32.28</dc:date>
    <dc:creator>i3 </dc:creator>
    <meta:editing-duration>PT5M27S</meta:editing-duration>
    <meta:editing-cycles>1</meta:editing-cycles>
    <meta:generator>OpenOffice/4.1.3$Win32 OpenOffice.org_project/413m1$Build-9783</meta:generator>
  </office:meta>
</office:document-meta>
</file>